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1d1c1d" fo:font-size="11.5pt" fo:background-color="#f8f8f8" style:font-size-asian="11.5pt" style:font-size-complex="11.5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1d1c1d" fo:font-size="17.5pt" fo:background-color="#f8f8f8" loext:char-shading-value="0" style:font-size-asian="17.5pt" style:font-size-complex="17.5pt"/>
    </style:style>
    <style:style style:name="T2" style:family="text">
      <style:text-properties fo:color="#1d1c1d" fo:font-size="11.5pt" fo:background-color="#f8f8f8" loext:char-shading-value="0" style:font-size-asian="11.5pt" style:font-size-complex="11.5pt"/>
    </style:style>
    <style:style style:name="T3" style:family="text">
      <style:text-properties fo:color="#1d1c1d" fo:font-size="11.5pt" style:text-underline-style="none" fo:background-color="#f8f8f8" loext:char-shading-value="0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 Plan</text:span></text:p>
      <text:p text:style-name="Standard"><text:span text:style-name="T1">Project Name - Expense Tracker</text:span></text:p>
      <text:p text:style-name="P1"/>
      <text:list xml:id="list2964466588" text:style-name="WWNum1">
        <text:list-item>
          <text:p text:style-name="P2"><text:span text:style-name="T2">Django application for an expense tracker.An expense tracker helps you track your financial activity efficiently.</text:span></text:p>
        </text:list-item>
      </text:list>
      <text:p text:style-name="P1"/>
      <text:p text:style-name="Standard"><text:span text:style-name="T2">1 <text:s/>step - <text:s/>Setting up system and Virtual env . (1 min)</text:span></text:p>
      <text:p text:style-name="P1"/>
      <text:p text:style-name="Standard"><text:span text:style-name="T2">2 step - Create Project and With the name for ( expense_tracker ) .(1 min)</text:span></text:p>
      <text:p text:style-name="P1"/>
      <text:p text:style-name="Standard"><text:span text:style-name="T2">3 step - create an App with the name of ( expense ) .(2 min)</text:span></text:p>
      <text:p text:style-name="P1"/>
      <text:p text:style-name="Standard"><text:span text:style-name="T2">4 step - create a Model .(25 min)</text:span></text:p>
      <text:p text:style-name="P1"/>
      <text:p text:style-name="Standard"><text:span text:style-name="T2">5 step - Adding templates in project (15 min)</text:span></text:p>
      <text:p text:style-name="P1"/>
      <text:p text:style-name="Standard"><text:span text:style-name="T2">6 step - Testing of <text:s/>view , Model , Templates etc .(30 min)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95" meta:character-count="481" meta:non-whitespace-character-count="393"/>
    <meta:generator>LibreOfficeDev/6.0.5.2$Linux_X86_64 LibreOffice_project/</meta:generator>
  </office:meta>
</office:document-meta>
</file>